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5DB39E00080EF24080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dedce6" draw:textarea-horizontal-align="justify" draw:textarea-vertical-align="middle" draw:auto-grow-height="false" fo:min-height="14.75cm" fo:min-width="14.3cm"/>
    </style:style>
    <style:style style:name="gr2" style:family="graphic" style:parent-style-name="objectwithoutfill">
      <style:graphic-properties svg:stroke-width="0.053cm" svg:stroke-color="#ffa6a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a1467e" draw:marker-start-width="0.279cm" draw:marker-end-width="0.279cm" draw:fill-color="#dedce6" draw:opacity="0%" draw:textarea-horizontal-align="justify" draw:textarea-vertical-align="middle" draw:auto-grow-height="false" fo:min-height="1.329cm" fo:min-width="8.88cm" fo:padding-top="0.151cm" fo:padding-bottom="0.151cm" fo:padding-left="0.276cm" fo:padding-right="0.276cm"/>
    </style:style>
    <style:style style:name="gr5" style:family="graphic" style:parent-style-name="standard">
      <style:graphic-properties draw:fill-color="#e8a202" draw:textarea-horizontal-align="justify" draw:textarea-vertical-align="middle" draw:auto-grow-height="false" fo:min-height="0.687cm" fo:min-width="0.449cm"/>
    </style:style>
    <style:style style:name="gr6" style:family="graphic" style:parent-style-name="standard">
      <style:graphic-properties draw:fill-color="#e8a202" draw:textarea-horizontal-align="justify" draw:textarea-vertical-align="middle" draw:auto-grow-height="false" fo:min-height="0.687cm" fo:min-width="0.448cm"/>
    </style:style>
    <style:style style:name="gr7" style:family="graphic" style:parent-style-name="standard">
      <style:graphic-properties draw:fill-color="#e8a202" draw:textarea-horizontal-align="justify" draw:textarea-vertical-align="middle" draw:auto-grow-height="false" fo:min-height="0.687cm" fo:min-width="0.45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.05cm" fo:min-width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dedce6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edce6" draw:opacity="0%"/>
      <style:paragraph-properties fo:text-align="center"/>
    </style:style>
    <style:style style:name="P5" style:family="paragraph">
      <loext:graphic-properties draw:fill-color="#e8a202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-color="#e8a202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5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3.557cm" svg:x2="4.354cm" svg:y2="3.564cm">
          <text:p/>
        </draw:line>
        <draw:line draw:style-name="gr2" draw:text-style-name="P2" draw:layer="layout" svg:x1="4.38cm" svg:y1="3.568cm" svg:x2="4.38cm" svg:y2="8.592cm">
          <text:p/>
        </draw:line>
        <draw:line draw:style-name="gr2" draw:text-style-name="P2" draw:layer="layout" svg:x1="4.356cm" svg:y1="8.567cm" svg:x2="7.784cm" svg:y2="8.558cm">
          <text:p/>
        </draw:line>
        <draw:line draw:style-name="gr2" draw:text-style-name="P2" draw:layer="layout" svg:x1="7.762cm" svg:y1="8.554cm" svg:x2="7.762cm" svg:y2="10.663cm">
          <text:p/>
        </draw:line>
        <draw:line draw:style-name="gr2" draw:text-style-name="P2" draw:layer="layout" svg:x1="5.936cm" svg:y1="3.768cm" svg:x2="5.036cm" svg:y2="3.767cm">
          <text:p/>
        </draw:line>
        <draw:line draw:style-name="gr2" draw:text-style-name="P2" draw:layer="layout" svg:x1="5.058cm" svg:y1="3.747cm" svg:x2="5.058cm" svg:y2="8.014cm">
          <text:p/>
        </draw:line>
        <draw:line draw:style-name="gr2" draw:text-style-name="P2" draw:layer="layout" svg:x1="5.029cm" svg:y1="7.983cm" svg:x2="10.225cm" svg:y2="7.996cm">
          <text:p/>
        </draw:line>
        <draw:line draw:style-name="gr2" draw:text-style-name="P2" draw:layer="layout" svg:x1="10.217cm" svg:y1="7.987cm" svg:x2="10.217cm" svg:y2="10.72cm">
          <text:p/>
        </draw:line>
        <draw:frame draw:style-name="gr3" draw:text-style-name="P3" draw:layer="layout" svg:width="3.985cm" svg:height="5.904cm" svg:x="5.415cm" svg:y="0.883cm">
          <draw:image xlink:href="Pictures/10000201000003E8000005DB39E00080EF240802.png" xlink:type="simple" xlink:show="embed" xlink:actuate="onLoad" loext:mime-type="image/png">
            <text:p/>
          </draw:image>
        </draw:frame>
        <draw:custom-shape draw:style-name="gr4" draw:text-style-name="P4" draw:layer="layout" svg:width="9.608cm" svg:height="1.807cm" svg:x="1.866cm" svg:y="9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341cm" svg:height="1.325cm" svg:x="9.523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4cm" svg:height="1.325cm" svg:x="7.124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94cm" svg:y1="9.004cm" svg:x2="5.394cm" svg:y2="10.588cm">
          <text:p/>
        </draw:line>
        <draw:custom-shape draw:style-name="gr7" draw:text-style-name="P5" draw:layer="layout" svg:width="1.342cm" svg:height="1.325cm" svg:x="4.721cm" svg:y="9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7cm" svg:height="0.3cm" draw:transform="rotate (1.5707963267949) translate (4.234cm 5.76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cm" svg:height="0.3cm" draw:transform="rotate (1.5707963267949) translate (4.91cm 5.762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95cm" svg:y1="3.142cm" svg:x2="2.995cm" svg:y2="10.686cm">
          <text:p/>
        </draw:line>
        <draw:custom-shape draw:style-name="gr7" draw:text-style-name="P7" draw:layer="layout" svg:width="1.342cm" svg:height="1.325cm" svg:x="2.319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94cm" svg:y1="3.158cm" svg:x2="2.976cm" svg:y2="3.158cm">
          <text:p/>
        </draw:line>
        <draw:custom-shape draw:style-name="gr8" draw:text-style-name="P6" draw:layer="layout" svg:width="0.7cm" svg:height="0.3cm" draw:transform="rotate (1.5707963267949) translate (2.837cm 5.762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49cm" svg:y1="3.371cm" svg:x2="3.56cm" svg:y2="3.371cm">
          <text:p/>
        </draw:line>
        <draw:line draw:style-name="gr2" draw:text-style-name="P2" draw:layer="layout" svg:x1="3.583cm" svg:y1="3.379cm" svg:x2="3.583cm" svg:y2="9.035cm">
          <text:p/>
        </draw:line>
        <draw:custom-shape draw:style-name="gr8" draw:text-style-name="P6" draw:layer="layout" svg:width="0.7cm" svg:height="0.3cm" draw:transform="rotate (1.5707963267949) translate (3.439cm 5.762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07cm" svg:y1="9.029cm" svg:x2="3.56cm" svg:y2="9.029cm">
          <text:p/>
        </draw:line>
        <draw:frame draw:style-name="gr9" draw:text-style-name="P8" draw:layer="layout" svg:width="2.94cm" svg:height="0.725cm" svg:x="5.116cm" svg:y="11.569cm">
          <draw:text-box>
            <text:p><text:span text:style-name="T1">Touch butt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3" draw:display-name="Hatching 3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3" draw:fill-image-name="Bitmap_20_1" draw:opacity="50%" draw:shadow-opacity="50%"/>
      <style:paragraph-properties fo:text-align="star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11:09:20.957827031</meta:creation-date>
    <dc:date>2020-12-02T20:21:53.393663854</dc:date>
    <meta:editing-duration>PT1H3M11S</meta:editing-duration>
    <meta:editing-cycles>10</meta:editing-cycles>
    <meta:generator>LibreOffice/6.1.5.2$Linux_X86_64 LibreOffice_project/10$Build-2</meta:generator>
    <meta:document-statistic meta:object-count="26"/>
  </office:meta>
</office:document-meta>
</file>